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2535in" style:rel-column-width="21325*"/>
    </style:style>
    <style:style style:name="Table1.B" style:family="table-column">
      <style:table-column-properties style:column-width="2.0556in" style:rel-column-width="19452*"/>
    </style:style>
    <style:style style:name="Table1.C" style:family="table-column">
      <style:table-column-properties style:column-width="2.616in" style:rel-column-width="2475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writing-mode="lr-tb"/>
    </style:style>
    <style:style style:name="Table2.A" style:family="table-column">
      <style:table-column-properties style:column-width="1.3847in" style:rel-column-width="13107*"/>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3b61a" officeooo:paragraph-rsid="0013b61a"/>
    </style:style>
    <style:style style:name="P2" style:family="paragraph" style:parent-style-name="Standard">
      <style:paragraph-properties fo:text-align="center" style:justify-single-word="false"/>
      <style:text-properties officeooo:rsid="0013b61a" officeooo:paragraph-rsid="0013b61a"/>
    </style:style>
    <style:style style:name="P3" style:family="paragraph" style:parent-style-name="Standard">
      <style:text-properties officeooo:rsid="00162822" officeooo:paragraph-rsid="00162822"/>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3f5b" officeooo:paragraph-rsid="00143f5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text-properties officeooo:rsid="0013b61a" officeooo:paragraph-rsid="0013b61a"/>
    </style:style>
    <style:style style:name="P6" style:family="paragraph" style:parent-style-name="Standard">
      <style:text-properties officeooo:rsid="0013b61a" officeooo:paragraph-rsid="001967bb"/>
    </style:style>
    <style:style style:name="P7" style:family="paragraph" style:parent-style-name="Standard">
      <style:text-properties officeooo:rsid="0013b61a" officeooo:paragraph-rsid="0019d60a"/>
    </style:style>
    <style:style style:name="P8" style:family="paragraph" style:parent-style-name="Standard">
      <style:text-properties fo:font-weight="bold" officeooo:rsid="0013b61a" officeooo:paragraph-rsid="0013b61a" style:font-weight-asian="bold" style:font-weight-complex="bold"/>
    </style:style>
    <style:style style:name="P9" style:family="paragraph" style:parent-style-name="Standard">
      <style:paragraph-properties fo:text-align="center" style:justify-single-word="false"/>
      <style:text-properties fo:font-weight="bold" officeooo:rsid="0019d60a" officeooo:paragraph-rsid="0019d60a" style:font-weight-asian="bold" style:font-weight-complex="bold"/>
    </style:style>
    <style:style style:name="P10" style:family="paragraph" style:parent-style-name="Standard">
      <style:text-properties officeooo:rsid="001967bb" officeooo:paragraph-rsid="001967bb"/>
    </style:style>
    <style:style style:name="P11" style:family="paragraph" style:parent-style-name="Standard">
      <style:text-properties officeooo:rsid="0019d60a" officeooo:paragraph-rsid="0019d60a"/>
    </style:style>
    <style:style style:name="P12" style:family="paragraph" style:parent-style-name="Standard">
      <style:text-properties officeooo:rsid="001cef3a" officeooo:paragraph-rsid="001cef3a"/>
    </style:style>
    <style:style style:name="P13" style:family="paragraph" style:parent-style-name="Standard">
      <style:paragraph-properties style:writing-mode="lr-tb"/>
      <style:text-properties officeooo:rsid="0019d60a" officeooo:paragraph-rsid="0019d60a"/>
    </style:style>
    <style:style style:name="P14" style:family="paragraph" style:parent-style-name="Standard">
      <style:paragraph-properties style:writing-mode="lr-tb"/>
      <style:text-properties officeooo:rsid="0019d60a" officeooo:paragraph-rsid="001b8621"/>
    </style:style>
    <style:style style:name="P15" style:family="paragraph" style:parent-style-name="Standard">
      <style:paragraph-properties style:writing-mode="lr-tb"/>
      <style:text-properties officeooo:rsid="001e98a6" officeooo:paragraph-rsid="001e98a6"/>
    </style:style>
    <style:style style:name="P16" style:family="paragraph" style:parent-style-name="Standard">
      <style:paragraph-properties fo:text-align="center" style:justify-single-word="false" style:writing-mode="lr-tb"/>
      <style:text-properties fo:font-weight="bold" officeooo:rsid="001e98a6" officeooo:paragraph-rsid="001e98a6" style:font-weight-asian="bold" style:font-weight-complex="bold"/>
    </style:style>
    <style:style style:name="P17" style:family="paragraph" style:parent-style-name="Standard">
      <style:paragraph-properties style:writing-mode="lr-tb"/>
      <style:text-properties officeooo:rsid="001f60a7" officeooo:paragraph-rsid="001f60a7"/>
    </style:style>
    <style:style style:name="P18" style:family="paragraph" style:parent-style-name="Standard">
      <style:paragraph-properties style:writing-mode="lr-tb"/>
      <style:text-properties officeooo:rsid="001fb899" officeooo:paragraph-rsid="001fb899"/>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cf984" officeooo:paragraph-rsid="001cf984"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62822"/>
    </style:style>
    <style:style style:name="T2" style:family="text">
      <style:text-properties fo:font-weight="bold" style:font-weight-asian="bold" style:font-weight-complex="bold"/>
    </style:style>
    <style:style style:name="T3" style:family="text">
      <style:text-properties officeooo:rsid="0017d2dd"/>
    </style:style>
    <style:style style:name="T4" style:family="text">
      <style:text-properties officeooo:rsid="001967bb"/>
    </style:style>
    <style:style style:name="T5" style:family="text">
      <style:text-properties style:font-name="Liberation Mono"/>
    </style:style>
    <style:style style:name="T6" style:family="text">
      <style:text-properties officeooo:rsid="001b8621"/>
    </style:style>
    <style:style style:name="T7" style:family="text">
      <style:text-properties officeooo:rsid="001f60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ng Park</text:p>
      <text:p text:style-name="P1">CS 472 – Computer Architecture</text:p>
      <text:p text:style-name="P1">Professor Lizhong Chen</text:p>
      <text:p text:style-name="P1">HW2</text:p>
      <text:p text:style-name="P1">April 29, 2019</text:p>
      <text:p text:style-name="P2"><text:span text:style-name="T2">Problem 1</text:span> </text:p>
      <text:p text:style-name="P1"/>
      <text:p text:style-name="P1">SUB <text:tab/>R3,R1,R2</text:p>
      <text:p text:style-name="P1">ADD <text:tab/>R2,R3,R2</text:p>
      <text:p text:style-name="P1">XOR <text:tab/>R3,R3,R2</text:p>
      <table:table table:name="Table1" table:style-name="Table1">
        <table:table-column table:style-name="Table1.A"/>
        <table:table-column table:style-name="Table1.B"/>
        <table:table-column table:style-name="Table1.C"/>
        <table:table-row>
          <table:table-cell table:style-name="Table1.A1" office:value-type="string">
            <text:p text:style-name="P4">Without Forwarding</text:p>
          </table:table-cell>
          <table:table-cell table:style-name="Table1.A1" office:value-type="string">
            <text:p text:style-name="P4">With Full Forwarding </text:p>
          </table:table-cell>
          <table:table-cell table:style-name="Table1.C1" office:value-type="string">
            <text:p text:style-name="P4">With ALU-ALU Forwarding Only</text:p>
          </table:table-cell>
        </table:table-row>
        <table:table-row>
          <table:table-cell table:style-name="Table1.A2" office:value-type="string">
            <text:p text:style-name="P4">250 ps</text:p>
          </table:table-cell>
          <table:table-cell table:style-name="Table1.A2" office:value-type="string">
            <text:p text:style-name="P4">300 ps</text:p>
          </table:table-cell>
          <table:table-cell table:style-name="Table1.C2" office:value-type="string">
            <text:p text:style-name="P4">290 ps</text:p>
          </table:table-cell>
        </table:table-row>
      </table:table>
      <text:p text:style-name="P1"/>
      <text:p text:style-name="P8">1.1) Indicate <text:span text:style-name="T1">dependencies</text:span> and their type (RAW, WAR, WAW, RAR). [Hint: For example, there</text:p>
      <text:p text:style-name="P8">is a RAW (read-after-write) on r2 from I2 to I3.]</text:p>
      <text:p text:style-name="P3">RAW: <text:tab/><text:span text:style-name="T3">R3: I1-I2, R2: I2-I3, R3: I1-I3</text:span></text:p>
      <text:p text:style-name="P3">RAR:<text:tab/><text:span text:style-name="T4">R2: I1-I2, R2: I1-I3, R2: I2-I3, R3: I2-I3</text:span></text:p>
      <text:p text:style-name="P3">WAR:<text:tab/><text:span text:style-name="T4">R2: I1-I2, R3: I2-I3</text:span></text:p>
      <text:p text:style-name="P3">WAW:<text:tab/><text:span text:style-name="T4">R3: I1-I3</text:span></text:p>
      <text:p text:style-name="P1"/>
      <text:p text:style-name="P8">1.2) Assume that there is no forwarding in this pipelined processor. Please add <text:span text:style-name="T5">nop</text:span> instructions</text:p>
      <text:p text:style-name="P8">to ensure correctness.</text:p>
      <text:p text:style-name="P6">SUB <text:tab/>R3,R1,R2</text:p>
      <text:p text:style-name="P10">NOP</text:p>
      <text:p text:style-name="P11">NOP</text:p>
      <text:p text:style-name="P6">ADD <text:tab/>R2,R3,R2</text:p>
      <text:p text:style-name="P10">NOP</text:p>
      <text:p text:style-name="P11">NOP</text:p>
      <text:p text:style-name="P6">XOR <text:tab/>R3,R3,R2</text:p>
      <text:p text:style-name="P1"/>
      <text:p text:style-name="P1"/>
      <text:p text:style-name="P8">1.3) Assume that there is full forwarding. Please add <text:span text:style-name="T5">nop</text:span> instructions to ensure correctness.</text:p>
      <text:p text:style-name="P7">SUB <text:tab/>R3,R1,R2</text:p>
      <text:p text:style-name="P7">ADD <text:tab/>R2,R3,R2</text:p>
      <text:p text:style-name="P7">XOR <text:tab/>R3,R3,R2</text:p>
      <text:p text:style-name="P12">No Changes.</text:p>
      <text:p text:style-name="P1"/>
      <text:p text:style-name="P8">1.4) What is the total execution time (in wall clock time) of this instruction sequence without forwarding and with full forwarding? What is the speedup achieved by adding full forwarding to a pipeline that had no forwarding?</text:p>
      <text:p text:style-name="P1"/>
      <text:p text:style-name="P12"><text:span text:style-name="T2">Without</text:span> Forwarding:<text:tab/>(7 instructions + 4) * 250 ps = <text:span text:style-name="T2">2750 ps</text:span></text:p>
      <text:p text:style-name="P12">With <text:span text:style-name="T2">Forwarding</text:span>:<text:tab/>(3 instructions + 4) * 300 ps = <text:span text:style-name="T2">2100 ps</text:span></text:p>
      <text:p text:style-name="P12">With forwarding, it could <text:span text:style-name="T2">save </text:span>up to <text:span text:style-name="T2">650 ps</text:span>!</text:p>
      <text:p text:style-name="P12"/>
      <text:p text:style-name="P12"/>
      <text:p text:style-name="P12"/>
      <text:p text:style-name="P12"/>
      <text:p text:style-name="P9"><text:soft-page-break/>Problem 2</text:p>
      <text:p text:style-name="P9"/>
      <text:p text:style-name="P13">LW<text:tab/><text:span text:style-name="T6">R1, 8(R1)</text:span></text:p>
      <text:p text:style-name="P13">ADD<text:tab/><text:span text:style-name="T6">R1, R1, R2</text:span></text:p>
      <text:p text:style-name="P13">BEQ<text:tab/><text:span text:style-name="T6">R2, R3, Label <text:tab/><text:tab/>(assume R2 != R3)</text:span></text:p>
      <text:p text:style-name="P13">SUB<text:tab/><text:span text:style-name="T6">R1, R1, R2 </text:span></text:p>
      <text:p text:style-name="P14">SLT<text:tab/><text:span text:style-name="T6">R1, R1, R2</text:span></text:p>
      <table:table table:name="Table2" table:style-name="Table2">
        <table:table-column table:style-name="Table2.A" table:number-columns-repeated="5"/>
        <table:table-row>
          <table:table-cell table:style-name="Table2.A1" office:value-type="string">
            <text:p text:style-name="P19">IF</text:p>
          </table:table-cell>
          <table:table-cell table:style-name="Table2.A1" office:value-type="string">
            <text:p text:style-name="P19">ID</text:p>
          </table:table-cell>
          <table:table-cell table:style-name="Table2.A1" office:value-type="string">
            <text:p text:style-name="P19">EX</text:p>
          </table:table-cell>
          <table:table-cell table:style-name="Table2.A1" office:value-type="string">
            <text:p text:style-name="P19">MEM</text:p>
          </table:table-cell>
          <table:table-cell table:style-name="Table2.E1" office:value-type="string">
            <text:p text:style-name="P19">WB</text:p>
          </table:table-cell>
        </table:table-row>
        <table:table-row>
          <table:table-cell table:style-name="Table2.A2" office:value-type="string">
            <text:p text:style-name="P19">250 ps</text:p>
          </table:table-cell>
          <table:table-cell table:style-name="Table2.A2" office:value-type="string">
            <text:p text:style-name="P19">200 ps</text:p>
          </table:table-cell>
          <table:table-cell table:style-name="Table2.A2" office:value-type="string">
            <text:p text:style-name="P19">250 ps</text:p>
          </table:table-cell>
          <table:table-cell table:style-name="Table2.A2" office:value-type="string">
            <text:p text:style-name="P19">280 ps</text:p>
          </table:table-cell>
          <table:table-cell table:style-name="Table2.E2" office:value-type="string">
            <text:p text:style-name="P19">165 ps</text:p>
          </table:table-cell>
        </table:table-row>
      </table:table>
      <text:p text:style-name="P13"/>
      <text:p text:style-name="P13">2.1) Assuming Stall-on-Branch (that is, inserting bubble(s) after the branch so that only the correct instruction is fetched; in other words, no instruction is fetched until the branch result is known) for the above instruction sequence, what is the total number of clock cycles required to finish the instruction sequence if branch outcomes are determined in the EX stage?</text:p>
      <text:p text:style-name="P13"/>
      <text:p text:style-name="P13"/>
      <text:p text:style-name="P13"/>
      <text:p text:style-name="P13">2.2) Assuming Stall-on-Branch for the above instruction sequence, what is the speedup achieved on this code if branch outcomes are determined in the ID stage, relative to the execution where branch outcomes are determined in the EX stage?</text:p>
      <text:p text:style-name="P13"/>
      <text:p text:style-name="P13"/>
      <text:p text:style-name="P13">2.3) Given the pipeline stage latencies, repeat the speedup calculation above, taking into account the (possible) change in clock cycle time. Assume that the latency of the ID stage increases by 50% and the latency of the EX stage decreases by 25ps when branch outcome resolution is moved from EX to ID.</text:p>
      <text:p text:style-name="P13"/>
      <text:p text:style-name="P13"/>
      <text:p text:style-name="P13">2.4) Replace the branch instruction in the above given instruction sequence with the following branch instruction:</text:p>
      <text:p text:style-name="P13"><text:tab/>BEQ R1, R2, Label<text:tab/><text:tab/><text:tab/>(assume R1 != R2)</text:p>
      <text:p text:style-name="P13">What is the total number of cycles to finish this instruction sequence, assuming branch decision is in the ID stage? (Hint: be careful about what forwarding paths are available).</text:p>
      <text:p text:style-name="P13"/>
      <text:p text:style-name="P13"/>
      <text:p text:style-name="P13"/>
      <text:p text:style-name="P13"/>
      <text:p text:style-name="P13"/>
      <text:p text:style-name="P13"/>
      <text:p text:style-name="P13"/>
      <text:p text:style-name="P13"/>
      <text:p text:style-name="P13"/>
      <text:p text:style-name="P16">Problem 3</text:p>
      <text:p text:style-name="P16"/>
      <text:p text:style-name="P15">S<text:span text:style-name="T7">EARCH:<text:tab/>LW<text:tab/>R5, 0 (R3)<text:tab/><text:tab/><text:tab/>/I1 Load Item</text:span></text:p>
      <text:p text:style-name="P15"><text:tab/><text:tab/><text:span text:style-name="T7">BNE<text:tab/>R5, R2, NOMATCH<text:tab/><text:tab/>/I2 Check for match</text:span></text:p>
      <text:p text:style-name="P15"><text:tab/><text:tab/><text:span text:style-name="T7">ADDI<text:tab/>R1, R1, #1<text:tab/><text:tab/><text:tab/>/I3 Count matches</text:span></text:p>
      <text:p text:style-name="P17">NOMATCH:<text:tab/>ADDI<text:tab/>R3, R3, #4<text:tab/><text:tab/><text:tab/>/I4 Next item</text:p>
      <text:p text:style-name="P17"><text:tab/><text:tab/>BNE<text:tab/>R4, R3, SEARCH<text:tab/><text:tab/>/I5 Continue until all items</text:p>
      <text:p text:style-name="P17"><text:soft-page-break/></text:p>
      <text:p text:style-name="P17">3.1) If branch data are needed in the EX stage and results are determined in the MEM stage, how many clock cycles does it take to execute one iteration of the loop on a match?</text:p>
      <text:p text:style-name="P17"/>
      <text:p text:style-name="P17"/>
      <text:p text:style-name="P17">3.2) If branch data are needed in the EX stage and results are determined in the MEM stage, how many clock cycles does it take to execute one iteration of the loop on NO match?</text:p>
      <text:p text:style-name="P18"/>
      <text:p text:style-name="P18"/>
      <text:p text:style-name="P17">3.3) If branch results are determined in the ID stage, how many clock cycles does it take to execute one iteration of the loop on a match? You can assume that branch data are needed in the ID stage and two more forwarding paths are provided: from EX/MEM to ID and from MEM/WB to ID.</text:p>
      <text:p text:style-name="P17"/>
      <text:p text:style-name="P17"/>
      <text:p text:style-name="P17">3.4) If branch results are determined in the ID stage similar to the above question, how many clock cycles does it take to execute one iteration of the loop on NO match?</text:p>
      <text:p text:style-name="P17"/>
      <text:p text:style-name="P17"/>
      <text:p text:style-name="P17"/>
      <text:p text:style-name="P18">Extra Credit:</text:p>
      <text:p text:style-name="P18">In problem 1, if there is ALU-ALU forwarding only (no forwarding from the MEM to the EX stage), please add nop instruction(s) to this code to ensure correctness. Be careful. Make sure the added nop instruction(s) solves all the RAW dependencies. Explain why the nop instruction(s) is nee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5:39:58.759043468</meta:creation-date>
    <dc:date>2019-04-27T23:30:26.935173335</dc:date>
    <meta:editing-duration>PT37M55S</meta:editing-duration>
    <meta:editing-cycles>14</meta:editing-cycles>
    <meta:generator>LibreOffice/6.1.5.2$Linux_X86_64 LibreOffice_project/10$Build-2</meta:generator>
    <meta:document-statistic meta:table-count="2" meta:image-count="0" meta:object-count="0" meta:page-count="3" meta:paragraph-count="73" meta:word-count="695" meta:character-count="3876" meta:non-whitespace-character-count="3221"/>
  </office:meta>
</office:document-meta>
</file>